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>
            <text:p>IdAlg</text:p>
          </table:table-cell>
          <table:table-cell office:value-type="string">
            <text:p>Procesos</text:p>
          </table:table-cell>
          <table:table-cell office:value-type="string">
            <text:p>Prank</text:p>
          </table:table-cell>
          <table:table-cell office:value-type="string">
            <text:p>Tamaño</text:p>
          </table:table-cell>
          <table:table-cell table:style-name="Default" office:value-type="string">
            <text:p>Tiempo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.754689">
            <text:p>0,75468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652378">
            <text:p>0,65237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776716">
            <text:p>0,77671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.603935">
            <text:p>0,60393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2.385417">
            <text:p>2,38541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.017171">
            <text:p>3,01717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2.488658">
            <text:p>2,48865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.898637">
            <text:p>2,89863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8.096968">
            <text:p>8,09696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8.522056">
            <text:p>8,52205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8.362608">
            <text:p>8,36260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8.242863">
            <text:p>8,24286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9.584313">
            <text:p>19,58431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20.832814">
            <text:p>20,83281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20.076176">
            <text:p>20,07617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20.332714">
            <text:p>20,33271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41.140425">
            <text:p>41,14042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41.81048">
            <text:p>41,81048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41.92742">
            <text:p>41,92742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41.023343">
            <text:p>41,02334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72.225131">
            <text:p>72,22513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70.848518">
            <text:p>70,84851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float" office:value="73.370853">
            <text:p>73,37085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float" office:value="69.712502">
            <text:p>69,71250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45.057202">
            <text:p>245,05720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00">
            <text:p>2700</text:p>
          </table:table-cell>
          <table:table-cell office:value-type="float" office:value="249.867796">
            <text:p>249,86779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00">
            <text:p>2700</text:p>
          </table:table-cell>
          <table:table-cell office:value-type="float" office:value="247.66664">
            <text:p>247,66664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00">
            <text:p>2700</text:p>
          </table:table-cell>
          <table:table-cell office:value-type="float" office:value="247.303605">
            <text:p>247,30360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28.984757">
            <text:p>228,98475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700">
            <text:p>2700</text:p>
          </table:table-cell>
          <table:table-cell office:value-type="float" office:value="231.666609">
            <text:p>231,66660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700">
            <text:p>2700</text:p>
          </table:table-cell>
          <table:table-cell office:value-type="float" office:value="112.647189">
            <text:p>112,64718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700">
            <text:p>2700</text:p>
          </table:table-cell>
          <table:table-cell office:value-type="float" office:value="229.400867">
            <text:p>229,40086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700">
            <text:p>2700</text:p>
          </table:table-cell>
          <table:table-cell office:value-type="float" office:value="231.478934">
            <text:p>231,47893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700">
            <text:p>2700</text:p>
          </table:table-cell>
          <table:table-cell office:value-type="float" office:value="112.640223">
            <text:p>112,64022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700">
            <text:p>2700</text:p>
          </table:table-cell>
          <table:table-cell office:value-type="float" office:value="229.376455">
            <text:p>229,37645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700">
            <text:p>2700</text:p>
          </table:table-cell>
          <table:table-cell office:value-type="float" office:value="231.676747">
            <text:p>231,67674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700">
            <text:p>2700</text:p>
          </table:table-cell>
          <table:table-cell office:value-type="float" office:value="112.328077">
            <text:p>112,32807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61.841733">
            <text:p>61,84173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62.396607">
            <text:p>62,39660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float" office:value="33.419399">
            <text:p>33,41939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float" office:value="62.006798">
            <text:p>62,00679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float" office:value="62.322687">
            <text:p>62,32268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office:value-type="float" office:value="33.406168">
            <text:p>33,40616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00">
            <text:p>1800</text:p>
          </table:table-cell>
          <table:table-cell office:value-type="float" office:value="61.980045">
            <text:p>61,98004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00">
            <text:p>1800</text:p>
          </table:table-cell>
          <table:table-cell office:value-type="float" office:value="62.408867">
            <text:p>62,40886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00">
            <text:p>1800</text:p>
          </table:table-cell>
          <table:table-cell office:value-type="float" office:value="33.277053">
            <text:p>33,27705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34.458726">
            <text:p>34,45872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34.845568">
            <text:p>34,84556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18.011121">
            <text:p>18,01112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34.539673">
            <text:p>34,53967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float" office:value="34.824086">
            <text:p>34,82408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17.999558">
            <text:p>17,99955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34.524624">
            <text:p>34,52462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34.857469">
            <text:p>34,85746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00">
            <text:p>1500</text:p>
          </table:table-cell>
          <table:table-cell office:value-type="float" office:value="17.947649">
            <text:p>17,94764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7.196417">
            <text:p>17,19641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17.32049">
            <text:p>17,32049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9.049777">
            <text:p>9,04977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7.239311">
            <text:p>17,23931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17.309866">
            <text:p>17,30986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9.041901">
            <text:p>9,04190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17.224463">
            <text:p>17,22446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17.327711">
            <text:p>17,32771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9.011158">
            <text:p>9,01115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7.442939">
            <text:p>7,44293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7.560142">
            <text:p>7,56014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3.9006">
            <text:p>3,90060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7.465018">
            <text:p>7,46501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7.561522">
            <text:p>7,56152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3.888674">
            <text:p>3,88867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7.452934">
            <text:p>7,45293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7.566919">
            <text:p>7,56691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3.879443">
            <text:p>3,87944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.971828">
            <text:p>1,97182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.129798">
            <text:p>2,12979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.294098">
            <text:p>1,29409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1.978821">
            <text:p>1,97882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2.138692">
            <text:p>2,13869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1.285046">
            <text:p>1,28504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.965215">
            <text:p>1,96521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2.137999">
            <text:p>2,13799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.288322">
            <text:p>1,28832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.258619">
            <text:p>0,25861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301121">
            <text:p>0,30112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513732">
            <text:p>0,51373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.718776">
            <text:p>0,71877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0.33626">
            <text:p>0,33626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0.275396">
            <text:p>0,27539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0.512299">
            <text:p>0,51229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0.716761">
            <text:p>0,71676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0.335879">
            <text:p>0,33587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0.304125">
            <text:p>0,30412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0.453833">
            <text:p>0,45383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00">
            <text:p>400</text:p>
          </table:table-cell>
          <table:table-cell office:value-type="float" office:value="0.708135">
            <text:p>0,70813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0.334522">
            <text:p>0,33452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0.303905">
            <text:p>0,30390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float" office:value="0.514463">
            <text:p>0,51446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0.632479">
            <text:p>0,63247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0.754498">
            <text:p>0,75449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0.81825">
            <text:p>0,81825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.58498">
            <text:p>1,58498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.30184">
            <text:p>2,30184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0.935086">
            <text:p>0,93508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0.751396">
            <text:p>0,75139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.583806">
            <text:p>1,58380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2.297189">
            <text:p>2,29718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0.934102">
            <text:p>0,93410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0.818985">
            <text:p>0,81898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.453515">
            <text:p>1,45351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2.29316">
            <text:p>2,29316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float" office:value="0.933286">
            <text:p>0,93328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0.818355">
            <text:p>0,81835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1.586304">
            <text:p>1,58630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office:value-type="float" office:value="2.108331">
            <text:p>2,10833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.747228">
            <text:p>1,74722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.85875">
            <text:p>1,85875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3.529893">
            <text:p>3,52989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5.555601">
            <text:p>5,55560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.074435">
            <text:p>2,07443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float" office:value="1.740511">
            <text:p>1,74051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office:value-type="float" office:value="3.528819">
            <text:p>3,52881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5.549178">
            <text:p>5,54917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2.07312">
            <text:p>2,07312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float" office:value="1.859788">
            <text:p>1,85978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3.30038">
            <text:p>3,30038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00">
            <text:p>800</text:p>
          </table:table-cell>
          <table:table-cell office:value-type="float" office:value="5.545458">
            <text:p>5,54545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00">
            <text:p>800</text:p>
          </table:table-cell>
          <table:table-cell office:value-type="float" office:value="2.073372">
            <text:p>2,07337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office:value-type="float" office:value="1.85897">
            <text:p>1,85897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00">
            <text:p>800</text:p>
          </table:table-cell>
          <table:table-cell office:value-type="float" office:value="3.5317">
            <text:p>3,53170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office:value-type="float" office:value="5.212749">
            <text:p>5,21274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4.665568">
            <text:p>4,66556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5.855376">
            <text:p>5,85537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10.311032">
            <text:p>10,31103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21.073518">
            <text:p>21,07351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5.421628">
            <text:p>5,42162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5.589908">
            <text:p>5,58990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10.309542">
            <text:p>10,30954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21.068543">
            <text:p>21,06854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5.420559">
            <text:p>5,42055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5.857012">
            <text:p>5,85701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  <table:table-cell office:value-type="float" office:value="9.79669">
            <text:p>9,79669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21.063373">
            <text:p>21,06337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5.419841">
            <text:p>5,41984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00">
            <text:p>1200</text:p>
          </table:table-cell>
          <table:table-cell office:value-type="float" office:value="5.856712">
            <text:p>5,856712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10.31255">
            <text:p>10,31255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00">
            <text:p>1200</text:p>
          </table:table-cell>
          <table:table-cell office:value-type="float" office:value="20.31321">
            <text:p>20,31321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9.906434">
            <text:p>9,90643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0.595528">
            <text:p>10,59552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20.31665">
            <text:p>20,31665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39.261611">
            <text:p>39,26161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float" office:value="11.093488">
            <text:p>11,09348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10.184148">
            <text:p>10,18414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20.313606">
            <text:p>20,31360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39.257971">
            <text:p>39,25797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00">
            <text:p>1500</text:p>
          </table:table-cell>
          <table:table-cell office:value-type="float" office:value="11.077121">
            <text:p>11,077121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00">
            <text:p>1500</text:p>
          </table:table-cell>
          <table:table-cell office:value-type="float" office:value="10.597495">
            <text:p>10,59749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00">
            <text:p>1500</text:p>
          </table:table-cell>
          <table:table-cell office:value-type="float" office:value="19.512213">
            <text:p>19,51221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00">
            <text:p>1500</text:p>
          </table:table-cell>
          <table:table-cell office:value-type="float" office:value="39.246847">
            <text:p>39,24684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00">
            <text:p>1500</text:p>
          </table:table-cell>
          <table:table-cell office:value-type="float" office:value="11.090435">
            <text:p>11,09043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00">
            <text:p>1500</text:p>
          </table:table-cell>
          <table:table-cell office:value-type="float" office:value="10.595449">
            <text:p>10,59544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00">
            <text:p>1500</text:p>
          </table:table-cell>
          <table:table-cell office:value-type="float" office:value="20.317514">
            <text:p>20,31751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00">
            <text:p>1500</text:p>
          </table:table-cell>
          <table:table-cell office:value-type="float" office:value="38.067778">
            <text:p>38,06777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17.262428">
            <text:p>17,26242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.459977">
            <text:p>17,45997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float" office:value="36.291038">
            <text:p>36,29103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float" office:value="73.775554">
            <text:p>73,77555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float" office:value="18.993515">
            <text:p>18,99351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office:value-type="float" office:value="16.86601">
            <text:p>16,86601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00">
            <text:p>1800</text:p>
          </table:table-cell>
          <table:table-cell office:value-type="float" office:value="36.288218">
            <text:p>36,28821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00">
            <text:p>1800</text:p>
          </table:table-cell>
          <table:table-cell office:value-type="float" office:value="73.771818">
            <text:p>73,77181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00">
            <text:p>1800</text:p>
          </table:table-cell>
          <table:table-cell office:value-type="float" office:value="18.992144">
            <text:p>18,99214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17.463117">
            <text:p>17,46311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00">
            <text:p>1800</text:p>
          </table:table-cell>
          <table:table-cell office:value-type="float" office:value="35.129829">
            <text:p>35,12982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00">
            <text:p>1800</text:p>
          </table:table-cell>
          <table:table-cell office:value-type="float" office:value="73.764673">
            <text:p>73,76467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18.990663">
            <text:p>18,99066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00">
            <text:p>1800</text:p>
          </table:table-cell>
          <table:table-cell office:value-type="float" office:value="17.462238">
            <text:p>17,46223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00">
            <text:p>1800</text:p>
          </table:table-cell>
          <table:table-cell office:value-type="float" office:value="36.293265">
            <text:p>36,29326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800">
            <text:p>1800</text:p>
          </table:table-cell>
          <table:table-cell office:value-type="float" office:value="72.046509">
            <text:p>72,04650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66.43714">
            <text:p>66,43714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00">
            <text:p>2700</text:p>
          </table:table-cell>
          <table:table-cell office:value-type="float" office:value="61.003959">
            <text:p>61,00395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700">
            <text:p>2700</text:p>
          </table:table-cell>
          <table:table-cell office:value-type="float" office:value="129.449103">
            <text:p>129,44910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700">
            <text:p>2700</text:p>
          </table:table-cell>
          <table:table-cell office:value-type="float" office:value="236.384994">
            <text:p>236,384994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700">
            <text:p>2700</text:p>
          </table:table-cell>
          <table:table-cell office:value-type="float" office:value="70.397379">
            <text:p>70,39737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700">
            <text:p>2700</text:p>
          </table:table-cell>
          <table:table-cell office:value-type="float" office:value="59.672639">
            <text:p>59,67263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700">
            <text:p>2700</text:p>
          </table:table-cell>
          <table:table-cell office:value-type="float" office:value="129.445298">
            <text:p>129,445298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700">
            <text:p>2700</text:p>
          </table:table-cell>
          <table:table-cell office:value-type="float" office:value="236.381457">
            <text:p>236,381457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700">
            <text:p>2700</text:p>
          </table:table-cell>
          <table:table-cell office:value-type="float" office:value="70.394415">
            <text:p>70,39441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700">
            <text:p>2700</text:p>
          </table:table-cell>
          <table:table-cell office:value-type="float" office:value="61.013119">
            <text:p>61,01311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700">
            <text:p>2700</text:p>
          </table:table-cell>
          <table:table-cell office:value-type="float" office:value="126.827706">
            <text:p>126,827706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00">
            <text:p>2700</text:p>
          </table:table-cell>
          <table:table-cell office:value-type="float" office:value="236.366025">
            <text:p>236,366025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700">
            <text:p>2700</text:p>
          </table:table-cell>
          <table:table-cell office:value-type="float" office:value="70.3926">
            <text:p>70,392600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700">
            <text:p>2700</text:p>
          </table:table-cell>
          <table:table-cell office:value-type="float" office:value="61.008023">
            <text:p>61,008023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700">
            <text:p>2700</text:p>
          </table:table-cell>
          <table:table-cell office:value-type="float" office:value="129.454239">
            <text:p>129,454239</text:p>
          </table:table-cell>
        </table:table-row>
        <table:table-row table:style-name="ro1">
          <table:table-cell office:value-type="string">
            <text:p>2DD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700">
            <text:p>2700</text:p>
          </table:table-cell>
          <table:table-cell office:value-type="float" office:value="232.457792">
            <text:p>232,4577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1:0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Cristhian Trepowski</dc:creator>
    <dc:date>2008-07-25T11:00:26</dc:date>
    <meta:editing-cycles>0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975"/>
  </office:meta>
</office:document-meta>
</file>